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eam Members:</text:span><text:span text:style-name="T2"/></text:p>
      <text:p text:style-name="P1"><text:span text:style-name="T2">Abhinav Shetty [</text:span><text:span text:style-name="T3">2065</text:span><text:span text:style-name="T4">]</text:span></text:p>
      <text:p text:style-name="P1"><text:span text:style-name="T4">Apurva Jadhav [</text:span><text:span text:style-name="T5">1057</text:span><text:span text:style-name="T6">]</text:span></text:p>
      <text:p text:style-name="P1"><text:span text:style-name="T6">Arya Adarsha Gautam [1031]</text:span></text:p>
      <text:p text:style-name="P1"><text:span text:style-name="T6">Krishma Gupta [1042]</text:span></text:p>
      <text:p text:style-name="P1"><text:span text:style-name="T6">Nipun Goel [2074]</text:span></text:p>
      <text:p text:style-name="P1"><text:span text:style-name="T6">Priya Garg [2018]</text:span></text:p>
      <text:p text:style-name="P1"><text:span text:style-name="T6">Tejasi Latkar [2037]</text:span></text:p>
      <text:p text:style-name="P1"><text:span text:style-name="T6"/></text:p>
      <text:p text:style-name="P1"><text:span text:style-name="T7">Project Leader</text:span><text:span text:style-name="T8"/></text:p>
      <text:p text:style-name="P1"><text:span text:style-name="T8">Arya Adarsha Gautam</text:span></text:p>
      <text:p text:style-name="P1"><text:span text:style-name="T8"/></text:p>
      <text:p text:style-name="P1"><text:span text:style-name="T9">Project Manager</text:span><text:span text:style-name="T10"/></text:p>
      <text:p text:style-name="P1"><text:span text:style-name="T10">Priya Garg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